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826" officeooo:paragraph-rsid="0008c826"/>
    </style:style>
    <style:style style:name="P2" style:family="paragraph" style:parent-style-name="Standard">
      <style:text-properties fo:font-style="italic" officeooo:rsid="0008c826" officeooo:paragraph-rsid="0008c826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08c826" officeooo:paragraph-rsid="0008c826" style:font-style-asian="italic" style:font-style-complex="italic"/>
    </style:style>
    <style:style style:name="P4" style:family="paragraph" style:parent-style-name="Standard">
      <style:text-properties fo:font-style="normal" style:text-underline-style="none" officeooo:rsid="0008c826" officeooo:paragraph-rsid="0008c826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ab799" officeooo:paragraph-rsid="000ab799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0c17f8" officeooo:paragraph-rsid="000c17f8" style:font-style-asian="normal" style:font-style-complex="normal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style="normal" style:text-underline-style="none" officeooo:rsid="000ab799" officeooo:paragraph-rsid="000c17f8" style:font-style-asian="normal" style:font-style-complex="normal"/>
    </style:style>
    <style:style style:name="P9" style:family="paragraph" style:parent-style-name="Text_20_body">
      <style:text-properties fo:font-style="normal" style:text-underline-style="none" officeooo:rsid="000ab799" style:font-style-asian="normal" style:font-style-complex="normal"/>
    </style:style>
    <style:style style:name="P10" style:family="paragraph" style:parent-style-name="Text_20_body">
      <style:text-properties officeooo:paragraph-rsid="000c63be"/>
    </style:style>
    <style:style style:name="P11" style:family="paragraph" style:parent-style-name="Text_20_body">
      <style:text-properties officeooo:rsid="000c63be" officeooo:paragraph-rsid="000c63be"/>
    </style:style>
    <style:style style:name="T1" style:family="text">
      <style:text-properties officeooo:rsid="0008c8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tyle="normal" style:text-underline-style="none" officeooo:rsid="000ab799" style:font-style-asian="normal" style:font-style-complex="normal"/>
    </style:style>
    <style:style style:name="T6" style:family="text">
      <style:text-properties fo:font-style="normal" style:text-underline-style="none" officeooo:rsid="000c17f8" style:font-style-asian="normal" style:font-style-complex="normal"/>
    </style:style>
    <style:style style:name="T7" style:family="text">
      <style:text-properties officeooo:rsid="000ab799"/>
    </style:style>
    <style:style style:name="T8" style:family="text">
      <style:text-properties officeooo:rsid="000c17f8"/>
    </style:style>
    <style:style style:name="T9" style:family="text">
      <style:text-properties officeooo:rsid="000c63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# Título <text:span text:style-name="T1">1</text:span></text:h>
      <text:h text:style-name="Heading_20_2" text:outline-level="2">## Título <text:span text:style-name="T1">2</text:span></text:h>
      <text:h text:style-name="Heading_20_3" text:outline-level="3">### Título 3</text:h>
      <text:p text:style-name="Text_20_body"/>
      <text:p text:style-name="P1">**<text:span text:style-name="T2">Negrito</text:span>**</text:p>
      <text:p text:style-name="P1">__Negrito__</text:p>
      <text:p text:style-name="P1"/>
      <text:p text:style-name="P2">*Itálico*</text:p>
      <text:p text:style-name="P3">_Itálico_</text:p>
      <text:p text:style-name="P3"/>
      <text:p text:style-name="P4">~~<text:span text:style-name="T4">Tachado</text:span>~~</text:p>
      <text:p text:style-name="P4"/>
      <text:p text:style-name="P4">Linha horizontal [ <text:span text:style-name="T3">--- | </text:span>*** ]</text:p>
      <text:p text:style-name="P4"/>
      <text:p text:style-name="P4">Lista numerada:</text:p>
      <text:p text:style-name="P4">1. Palavra 1</text:p>
      <text:p text:style-name="P4"><text:tab/>2. Palavra 2</text:p>
      <text:p text:style-name="P4"/>
      <text:p text:style-name="P4">Lista demarcada:</text:p>
      <text:p text:style-name="P4">* Teste</text:p>
      <text:p text:style-name="P4">- Teste</text:p>
      <text:p text:style-name="P4"/>
      <text:p text:style-name="P4">Lista de tarefas:</text:p>
      <text:p text:style-name="P4">- [<text:span text:style-name="T7">x</text:span>] Tarefa 1</text:p>
      <text:p text:style-name="P4">- [<text:span text:style-name="T7">x</text:span>] Tarefa 2</text:p>
      <text:p text:style-name="P4">- [ ] Tarefa 3</text:p>
      <text:p text:style-name="P4"/>
      <text:p text:style-name="P4"/>
      <text:p text:style-name="P4">!<text:span text:style-name="T7">[Descrição da imagem](link)</text:span></text:p>
      <text:p text:style-name="P4"/>
      <text:p text:style-name="P5">[Nome do texto link](link_url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ítulos em MarkDown:</text:p>
      <text:p text:style-name="P8"><text:span text:style-name="T8"># </text:span>Título 1; </text:p>
      <text:p text:style-name="P8"><text:span text:style-name="T8">## </text:span>Título 2; </text:p>
      <text:p text:style-name="P10"><text:span text:style-name="T6">### </text:span><text:span text:style-name="T5">Título 3</text:span></text:p>
      <text:p text:style-name="P10">Vai do 1 até o 6</text:p>
      <text:p text:style-name="P10"/>
      <text:p text:style-name="P10"><text:soft-page-break/></text:p>
      <text:p text:style-name="P10">Negríto <text:span text:style-name="T9">em MarkDown:</text:span></text:p>
      <text:p text:style-name="P10"><text:tab/>2 asteríscos || 2 underline</text:p>
      <text:p text:style-name="P10"><text:s text:c="6"/><text:tab/>** ** || __ __</text:p>
      <text:p text:style-name="P10"/>
      <text:p text:style-name="P11">Itálico em MarkDown:</text:p>
      <text:p text:style-name="P9"><text:tab/></text:p>
      <text:p text:style-name="P9"/>
      <text:p text:style-name="P9">Tachado</text:p>
      <text:p text:style-name="P9"><text:s text:c="4"/>• Imagens</text:p>
      <text:p text:style-name="P9"><text:s text:c="4"/>• Links clicáveis</text:p>
      <text:p text:style-name="P9"><text:s text:c="4"/>• Tabela</text:p>
      <text:p text:style-name="P9"><text:s text:c="4"/>• Emoj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82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0:06:39.142003583</meta:creation-date>
    <dc:date>2024-03-23T01:30:49.756541784</dc:date>
    <meta:editing-duration>PT2M48S</meta:editing-duration>
    <meta:editing-cycles>1</meta:editing-cycles>
    <meta:document-statistic meta:table-count="0" meta:image-count="0" meta:object-count="0" meta:page-count="2" meta:paragraph-count="36" meta:word-count="102" meta:character-count="529" meta:non-whitespace-character-count="434"/>
    <meta:generator>LibreOffice/7.3.7.2$Linux_X86_64 LibreOffice_project/30$Build-2</meta:generator>
  </office:meta>
</office:document-meta>
</file>